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fo:font-size="12pt"/>
    </style:style>
    <style:style style:name="P2" style:family="paragraph" style:parent-style-name="Standard">
      <style:paragraph-properties fo:margin-top="0in" fo:margin-bottom="0.0835in"/>
      <style:text-properties style:font-name="Helvetica" fo:font-size="12pt"/>
    </style:style>
    <style:style style:name="P3" style:family="paragraph" style:parent-style-name="Standard">
      <style:paragraph-properties fo:margin-top="0in" fo:margin-bottom="0.0835in" fo:line-height="150%"/>
      <style:text-properties style:font-name="Helvetica" fo:font-size="12pt"/>
    </style:style>
    <style:style style:name="P4" style:family="paragraph" style:parent-style-name="Standard">
      <style:paragraph-properties fo:margin-left="0.5in" fo:margin-right="0in" fo:margin-top="0in" fo:margin-bottom="0.0835in" fo:line-height="150%" fo:text-indent="0in" style:auto-text-indent="false"/>
      <style:text-properties style:font-name="Helvetica" fo:font-size="12pt"/>
    </style:style>
    <style:style style:name="P5" style:family="paragraph" style:parent-style-name="Standard">
      <style:text-properties fo:color="#365f91" style:font-name="Cambria" fo:font-size="36pt" fo:font-weight="bold"/>
    </style:style>
    <style:style style:name="P6" style:family="paragraph" style:parent-style-name="Standard">
      <style:paragraph-properties fo:text-align="center" style:justify-single-word="false"/>
      <style:text-properties fo:color="#365f91" style:font-name="Cambria" fo:font-size="36pt" fo:font-weight="bold"/>
    </style:style>
    <style:style style:name="P7" style:family="paragraph" style:parent-style-name="Standard">
      <style:paragraph-properties fo:text-align="center" style:justify-single-word="false"/>
      <style:text-properties fo:color="#365f91" style:font-name="Cambria" fo:font-size="16pt" fo:font-weight="bold"/>
    </style:style>
    <style:style style:name="P8" style:family="paragraph" style:parent-style-name="Standard">
      <style:text-properties style:font-name="Helvetica" fo:font-size="12pt"/>
    </style:style>
    <style:style style:name="P9" style:family="paragraph" style:parent-style-name="Standard">
      <style:text-properties style:font-name="Helvetica" fo:font-size="12pt" fo:font-weight="bold"/>
    </style:style>
    <style:style style:name="P10"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1"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3"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4" style:family="paragraph" style:parent-style-name="Standard" style:list-style-name="L2">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5"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6"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7"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8"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fo:font-weight="bold"/>
    </style:style>
    <style:style style:name="P19"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fo:font-weight="bold"/>
    </style:style>
    <style:style style:name="P20" style:family="paragraph" style:parent-style-name="Standard">
      <style:paragraph-properties fo:margin-top="0in" fo:margin-bottom="0.0835in"/>
      <style:text-properties style:font-name="Helvetica" fo:font-size="12pt" fo:font-weight="bold"/>
    </style:style>
    <style:style style:name="P21" style:family="paragraph" style:parent-style-name="Standard">
      <style:paragraph-properties fo:margin-top="0in" fo:margin-bottom="0.0835in" fo:line-height="150%"/>
      <style:text-properties style:font-name="Helvetica" fo:font-size="12pt" fo:font-weight="bold"/>
    </style:style>
    <style:style style:name="P22" style:family="paragraph" style:parent-style-name="Standard" style:list-style-name="L3">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P23" style:family="paragraph" style:parent-style-name="Standard" style:list-style-name="L4">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6">Blobs GDD</text:p>
      <text:p text:style-name="P7">V3 / Vince McDonnell</text:p>
      <text:p text:style-name="P1"/>
      <text:p text:style-name="P1"/>
      <text:p text:style-name="P1"/>
      <text:list xml:id="list2575788961427901432" text:style-name="L1">
        <text:list-item>
          <text:p text:style-name="P10">Game Overview</text:p>
        </text:list-item>
      </text:list>
      <text:p text:style-name="P1">In a nutshell Blobs is a game about <text:span text:style-name="T1">breeding</text:span> creatures called blobs. Blobs use their unique abilities to <text:span text:style-name="T2">quest</text:span> and gain items. These items are used to advance your blobs and aid in further breeding better blobs. The ability to beat quests is dependent on how advanced your blobs are.</text:p>
      <text:p text:style-name="P1"/>
      <text:p text:style-name="P1">Quests can be either Hunting Quests or Gathering Quests. <text:span text:style-name="T2">Hunting quests</text:span> are all about scouting to discover monsters in the wild and then successfully beating them for random items or gene cards. <text:span text:style-name="T2">Gathering Quests</text:span> on the other hand are simply about gathering materials needed for progression.</text:p>
      <text:p text:style-name="P1"/>
      <text:p text:style-name="P1">Blobs may posses <text:span text:style-name="T2">genes</text:span> that give them special abilities. There are two types of genes: Potential Genes, and Active Genes. <text:span text:style-name="T2">Active Genes</text:span> come with abilities that the blob can immediately utilize, the quality of the gene and it's abilities will determines how useful your blob is in general. <text:span text:style-name="T2">Potential Genes</text:span> on the other hand, do not bestow any abilities. However, these potential genes will manifest in the blob's offspring as active genes provided certain conditions are met. </text:p>
      <text:p text:style-name="P1"/>
      <text:p text:style-name="P1">Active Genes always come with <text:span text:style-name="T2">base stats</text:span> and may come with <text:span text:style-name="T2">conditional stats</text:span><text:span text:style-name="T4"> too</text:span>. Base stats are applied to the blob readily, while conditional stats have a requirement before they can be utilized. Activation requirements for conditional stats are most commonly going to be satisfied by <text:span text:style-name="T2">eating</text:span> items that have been acquired through <text:soft-page-break/>questing.</text:p>
      <text:p text:style-name="P1"/>
      <text:p text:style-name="P1">Potential <text:span text:style-name="T2">genes are passed </text:span>on to an offspring only by <text:span text:style-name="T2">breeding</text:span> a male and female the posses copies of that same gene. However, genes still have a success rate before being passed on. It is possible that blobs are born with no genes at all if unlucky.</text:p>
      <text:p text:style-name="P1"/>
      <text:p text:style-name="P1">When a new blob is born, the player may choose which genes from the blobs potential genes become active genes. The player may <text:span text:style-name="T2">choose which genes to activate</text:span><text:span text:style-name="T4">, this may be between 2 - 5 genes depending on success rates</text:span>. This will be the only time genes may be activated.</text:p>
      <text:p text:style-name="P1"/>
      <text:p text:style-name="P1"><text:span text:style-name="T2">New genes</text:span> can be acquired as quest rewards and applied to blobs but only as potential genes. To actually get a blob that has that gene in an active state, The player must successfully breed blobs, then activate it on the offspring. Applying more copies of the gene strengthens the possibility of it getting passed on. A blob may only have 10 potential genes.</text:p>
      <text:p text:style-name="P1"/>
      <text:p text:style-name="P1">A blob has a time window for when they can breed. For example a blob may have a 1 hr <text:span text:style-name="T2">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 In general the more potential genes a blob has the longer it's breeding cycle will be. This allows for quicker breeding when the game starts.</text:p>
      <text:p text:style-name="P1"/>
      <text:p text:style-name="P1">Successful breeding will reset the parent blob's breeding cycles and also yield an <text:span text:style-name="T2">egg</text:span>. The egg will hatch after a certain amount of time has passed. The hatch time will be dependent on a couple of factors such as: the number genes of the new blob and the blob's rarity.</text:p>
      <text:p text:style-name="P1"/>
      <text:p text:style-name="P1">Unwanted blobs can be broken down into resources through <text:span text:style-name="T2">harvesting</text:span> them. Harvesting a blob yields <text:span text:style-name="T2">blubber</text:span> which is used as one of the common ingredients to activate conditional stats on genes.</text:p>
      <text:p text:style-name="P1"/>
      <text:p text:style-name="P1">Blobs also have a <text:span text:style-name="T2">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1"/>
      <text:p text:style-name="P1">All blobs initially start out as the generic “Blob” <text:span text:style-name="T2">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1"/>
      <text:p text:style-name="P1">Blobs need to mature before they can breed. Blobs will reach <text:span text:style-name="T2">adulthood</text:span> once they have been on 3 missions. This will allow the player to carefully choose which blobs are worth investing in and which need to be sold. Blobs that reach adulthood are given random <text:span text:style-name="T2">names</text:span>. Blobs will reach that status of <text:span text:style-name="T2">Elder</text:span> once they have been on 100 missions. Elder blobs can be sent to the Elder Hall, the more elders in there, the more <text:soft-page-break/>passive bonuses get applied to all blobs across the board. for example you may need 10 elders to increase attacks of all blobs by 1%, and 20 elders to increase all armor of blobs by 1%.</text:p>
      <text:p text:style-name="P1"/>
      <text:p text:style-name="P1"/>
      <text:p text:style-name="P1"/>
      <text:p text:style-name="P1"/>
      <text:p text:style-name="P1"/>
      <text:h text:style-name="Heading_20_1" text:outline-level="1">Blob variables</text:h>
      <text:p text:style-name="P1">Rarity – Common, rare, Epic, Legendary – active gene slots are derived from here</text:p>
      <text:p text:style-name="P1">Mission Count – blubber yield and age are derived form here (egg, young, adult, elder)</text:p>
      <text:p text:style-name="P1">Potential Genes – references the master gene list</text:p>
      <text:p text:style-name="P1">Active Genes – reference gene plus additional info to track activation progress</text:p>
      <text:p text:style-name="P1">Fertility bar time</text:p>
      <text:p text:style-name="P1">Fertility window - <text:s/>as a percentage</text:p>
      <text:p text:style-name="P1">Fertility progress point</text:p>
      <text:p text:style-name="P1">Native Stats – do not come from genes or from species (such as native element)</text:p>
      <text:p text:style-name="P1">Blob Name</text:p>
      <text:p text:style-name="P1">Egg gestation Progress – total gestation time is derived from rarity an Potential Gene Count</text:p>
      <text:p text:style-name="P1">Species</text:p>
      <text:p text:style-name="P1"/>
      <text:p text:style-name="P1"/>
      <text:p text:style-name="P1">Combat Stats: (all of these can be derrived )</text:p>
      <text:p text:style-name="P1">Armor</text:p>
      <text:p text:style-name="P1">Attack</text:p>
      <text:p text:style-name="P1">Health<text:line-break/>Stamina</text:p>
      <text:p text:style-name="P1">Element</text:p>
      <text:p text:style-name="P1"/>
      <text:h text:style-name="Heading_20_1" text:outline-level="1">Gene Variables</text:h>
      <text:p text:style-name="P1">Gene Name</text:p>
      <text:p text:style-name="P1">Gene Description</text:p>
      <text:p text:style-name="P1">Base blob stat array</text:p>
      <text:p text:style-name="P1">Conditional blob stat array</text:p>
      <text:p text:style-name="P1">Consume Conditions Array - <text:s/>food id, amount, progress</text:p>
      <text:p text:style-name="P1"/>
      <text:h text:style-name="Heading_20_1" text:outline-level="1">“Blob Stat” Variables</text:h>
      <text:p text:style-name="P1">Stat ID - <text:s/>stat name derives form this, note only combat stats are visible</text:p>
      <text:p text:style-name="P1">Value</text:p>
      <text:p text:style-name="P1">additive or multiplicative</text:p>
      <text:p text:style-name="P1"/>
      <text:p text:style-name="P1">Sample Genes:</text:p>
      <text:p text:style-name="P1">Scout – adds 10% success bonus to scouting missions.</text:p>
      <text:p text:style-name="P1">Breeder - <text:s/>creates a longer breeding window on breeding cycles.</text:p>
      <text:p text:style-name="P1">Soldier – gives 5% bonus to attack</text:p>
      <text:p text:style-name="P1">Dual element – allows the blob to posses 2 random elements</text:p>
      <text:p text:style-name="P1"><text:soft-page-break/>Gatherer – adds 10% success to gathering missions</text:p>
      <text:p text:style-name="P1">Quick Forage – decreases gathering mission time by 30% </text:p>
      <text:p text:style-name="P1"/>
      <text:p text:style-name="P1"/>
      <text:p text:style-name="P1"/>
      <text:p text:style-name="P1">****** end of updated document **** please prototype before proceeding</text:p>
      <text:p text:style-name="P1"/>
      <text:p text:style-name="P1"/>
      <text:list xml:id="list42685898" text:style-name="L1">
        <text:list-item>
          <text:p text:style-name="P10">Guidelines to Keep in Mind</text:p>
        </text:list-item>
      </text:list>
      <text:p text:style-name="P1"><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1"/>
      <text:p text:style-name="P1"><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1"/>
      <text:p text:style-name="P1"><text:span text:style-name="T1">Game scenes instead of ui menus</text:span> – when possible and sensible, use the actual game to depict stuff that would otherwise belong in a menu. For example: </text:p>
      <text:list xml:id="list42677576" text:style-name="L1">
        <text:list-item>
          <text:p text:style-name="P12">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12">Zone navigation can be done through an illustrated map rather than a menu of buttons.</text:p>
        </text:list-item>
      </text:list>
      <text:p text:style-name="P1"/>
      <text:p text:style-name="P1"><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9"/>
      <text:p text:style-name="P1"><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1"/>
      <text:list xml:id="list42664334" text:style-name="L1">
        <text:list-item>
          <text:p text:style-name="P10">Look and Feel</text:p>
        </text:list-item>
      </text:list>
      <text:p text:style-name="P3">The game must look and feel like a cozy and quaint medieval kingdom with a castle and <text:soft-page-break/>a village below it, (think Sophia and the kingdom of Enchancia) where the player can navigate through the castle and village by swiping from zone to zone or room to room, or zooming out to jump to a place through a map. </text:p>
      <text:p text:style-name="P3">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3">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xml:id="list42663532" text:style-name="L1">
        <text:list-item>
          <text:p text:style-name="P11">Multiplayer</text:p>
        </text:list-item>
      </text:list>
      <text:p text:style-name="P20">Combat</text:p>
      <text:p text:style-name="P2">If single player is all about breeding and resource gathering, Multiplayer is about spending resources and seeing the results of your breeding in action. There are two parts to the multiplayer sequence. </text:p>
      <text:list xml:id="list42679536" text:style-name="L1">
        <text:list-item>
          <text:p text:style-name="P13">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3">Second is the battle, battles are always against a boss monster</text:p>
        </text:list-item>
      </text:list>
      <text:p text:style-name="P2">Winning Battles earns point towards battle prestige. A stat used to keep track of player's placement among all players.</text:p>
      <text:p text:style-name="P20"/>
      <text:p text:style-name="P20">Breeding Programs</text:p>
      <text:p text:style-name="P2">Players can enter a breeding program with other players by placing their blobs in a common breeding room. The purpose of the breeding room is:</text:p>
      <text:list xml:id="list7726525706058512396" text:style-name="L2">
        <text:list-item>
          <text:p text:style-name="P14">to get more color variants off already owned species</text:p>
        </text:list-item>
        <text:list-item>
          <text:p text:style-name="P14">to be able to get your own breeding pair, if you only have a single male or female of a given species.</text:p>
        </text:list-item>
      </text:list>
      <text:p text:style-name="P2">In the breeding room there are specific rules:</text:p>
      <text:list xml:id="list42665280" text:style-name="L1">
        <text:list-item>
          <text:p text:style-name="P13">no mutations can occur in the breeding room</text:p>
        </text:list-item>
        <text:list-item>
          <text:p text:style-name="P13">species can only ever breed with the same species</text:p>
        </text:list-item>
        <text:list-item>
          <text:p text:style-name="P13"><text:soft-page-break/>offspring gender alternates between male and female (never 2 consecutive males or 2 consecutive females)</text:p>
        </text:list-item>
        <text:list-item>
          <text:p text:style-name="P13">if the player provided a female blob, and the offspring is male, the player will be able to collect it. Otherwise it goes to the player that provided the male blob.</text:p>
        </text:list-item>
      </text:list>
      <text:p text:style-name="P2">Be careful though, the common room has lots of germs and blobs may contract sickness from it once in a while.</text:p>
      <text:p text:style-name="P2">You can only breed with members of your friends list, and only with 1 friend at a time. </text:p>
      <text:p text:style-name="P20"/>
      <text:p text:style-name="P20">The Friend Zone</text:p>
      <text:p text:style-name="P2">Members of your friend list can assist you in:</text:p>
      <text:list xml:id="list42667174" text:style-name="L1">
        <text:list-item>
          <text:p text:style-name="P13">breeding programs</text:p>
        </text:list-item>
        <text:list-item>
          <text:p text:style-name="P13">adding members to your combat party for multiplayer battle (you cannot use the same friend twice in a day)</text:p>
        </text:list-item>
        <text:list-item>
          <text:p text:style-name="P13"/>
        </text:list-item>
      </text:list>
      <text:p text:style-name="P2">To promote friend loyalty, you can level up your relationship with a friend to max level. Leveled relationships provide bonuses such as:</text:p>
      <text:list xml:id="list42658194" text:style-name="L1">
        <text:list-item>
          <text:p text:style-name="P13">breeding time is decreased the more you breed with the same player. (ie. Breeding time can decrease in a logarithmic fashion from, 99% - 50%)</text:p>
        </text:list-item>
        <text:list-item>
          <text:p text:style-name="P13">you can use the same player for battle 5 times a day at max level</text:p>
        </text:list-item>
        <text:list-item>
          <text:p text:style-name="P13"/>
        </text:list-item>
      </text:list>
      <text:p text:style-name="P2">Rules:</text:p>
      <text:list xml:id="list42671587" text:style-name="L1">
        <text:list-item>
          <text:p text:style-name="P13">The player can only gain up to10 friends.</text:p>
        </text:list-item>
        <text:list-item>
          <text:p text:style-name="P13">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42660450" text:style-name="L1">
        <text:list-item>
          <text:p text:style-name="P11"/>
        </text:list-item>
        <text:list-item>
          <text:p text:style-name="P10">Player Goals</text:p>
        </text:list-item>
      </text:list>
      <text:list xml:id="list8595891198127947850" text:style-name="L3">
        <text:list-item>
          <text:p text:style-name="P18">Long term Goal</text:p>
          <text:list>
            <text:list-item>
              <text:p text:style-name="P22">Achieve the status of diamond league through the multiplayer system and be one of the top players in the world</text:p>
            </text:list-item>
          </text:list>
        </text:list-item>
        <text:list-item>
          <text:p text:style-name="P18">Mid term Goal</text:p>
          <text:list>
            <text:list-item>
              <text:p text:style-name="P22"><text:soft-page-break/>Unlock more species </text:p>
            </text:list-item>
            <text:list-item>
              <text:p text:style-name="P22">Upgrade facilities</text:p>
            </text:list-item>
            <text:list-item>
              <text:p text:style-name="P22">Accomplish milestone quest chains</text:p>
            </text:list-item>
          </text:list>
        </text:list-item>
        <text:list-item>
          <text:p text:style-name="P18">Short term limited activity</text:p>
          <text:list>
            <text:list-item>
              <text:p text:style-name="P22">Culling inferior blobs</text:p>
            </text:list-item>
            <text:list-item>
              <text:p text:style-name="P22">Collecting mission results</text:p>
            </text:list-item>
            <text:list-item>
              <text:p text:style-name="P22">Multiplayer battles</text:p>
            </text:list-item>
            <text:list-item>
              <text:p text:style-name="P22">Organizing and sorting blobs </text:p>
            </text:list-item>
          </text:list>
        </text:list-item>
        <text:list-item>
          <text:p text:style-name="P15"><text:span text:style-name="T1">Micro term unlimited activity</text:span> - This will keep the player in the game doing something which yields trivial benefit (tiny tower elevator, PvZ zen garden)</text:p>
          <text:list>
            <text:list-item>
              <text:p text:style-name="P22">Tapping on blobs to make them smile. Smiling has a chance to yeild a miniscule amount of resources.</text:p>
            </text:list-item>
          </text:list>
        </text:list-item>
      </text:list>
      <text:list xml:id="list42668926" text:style-name="L1">
        <text:list-item>
          <text:p text:style-name="P10">Blob Genetics</text:p>
        </text:list-item>
      </text:list>
      <text:p text:style-name="P3">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3"><text:span text:style-name="T1">Species Names</text:span> - Some examples of new species names:</text:p>
      <text:p text:style-name="P4">Blobs, Clobs, Dlobs, Flobs, Globs … Zlobs, etc.</text:p>
      <text:p text:style-name="P4">Blobbits, Clobbits, Flobbits etc.</text:p>
      <text:p text:style-name="P4">Blobites, Clobites Flobites etc.</text:p>
      <text:p text:style-name="P4">Bloobs, Cloobs, Floobs, etc.</text:p>
      <text:p text:style-name="P3"><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3"><text:soft-page-break/></text:p>
      <text:list xml:id="list42660331" text:style-name="L1">
        <text:list-item>
          <text:p text:style-name="P10">Blob Sickness</text:p>
        </text:list-item>
      </text:list>
      <text:p text:style-name="P3">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3">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3"/>
      <text:list xml:id="list42656311" text:style-name="L1">
        <text:list-item>
          <text:p text:style-name="P10">The Village and Blob Occupations</text:p>
        </text:list-item>
      </text:list>
      <text:p text:style-name="P3">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3">Only blobs assigned to the village can fulfill their designated occupations.</text:p>
      <text:p text:style-name="P3"><text:span text:style-name="T1">Farmers</text:span> – produce materials and rations</text:p>
      <text:p text:style-name="P3"><text:span text:style-name="T1">Merchants</text:span> – produce gold</text:p>
      <text:p text:style-name="P3"><text:span text:style-name="T1">Builder</text:span> – certain number of builders are required to build and <text:span text:style-name="T3">keep</text:span> each building. Also influences the time to complete a building. An overage will yield material resources</text:p>
      <text:p text:style-name="P3"><text:span text:style-name="T1">Fighter</text:span> <text:s/>- grants immunity to negative events such as monster raids, or blob riots. Must be a certain percentage of the population. An overage will yield bonus to missions.</text:p>
      <text:p text:style-name="P3">Farmers and merchants will be the first villagers to have. Then as new buildings are <text:soft-page-break/>needed Builder blobs will be introduced. Finally after a pre scripted village raid event by monsters, fighter jobs will be unlocked.</text:p>
      <text:list xml:id="list42676616" text:style-name="L1">
        <text:list-item>
          <text:p text:style-name="P10">Gameplay Resources</text:p>
        </text:list-item>
      </text:list>
      <text:p text:style-name="P3"><text:span text:style-name="T1">Gold</text:span> - <text:s/>to buy stuff like plans for a building, or land titles to expand, gained from blobs with <text:s/>jobs</text:p>
      <text:p text:style-name="P3"><text:span text:style-name="T1">Materials</text:span> - <text:s/>used for building rooms and infrastructure, gained from foraging missions</text:p>
      <text:p text:style-name="P3"><text:span text:style-name="T1">Rations –</text:span> used to start quests and grow infant blobs to adulthood </text:p>
      <text:list xml:id="list42687016" text:style-name="L1">
        <text:list-item>
          <text:p text:style-name="P11">Questing</text:p>
        </text:list-item>
      </text:list>
      <text:p text:style-name="P2"/>
      <text:p text:style-name="P2">To embark on quests the quest requirements must be met, these consist of:</text:p>
      <text:list xml:id="list42661630" text:style-name="L1">
        <text:list-item>
          <text:p text:style-name="P13">a ration cost</text:p>
        </text:list-item>
        <text:list-item>
          <text:p text:style-name="P13">a blob count</text:p>
        </text:list-item>
        <text:list-item>
          <text:p text:style-name="P13">specific traits blobs must have that influence the success rate of the quest</text:p>
        </text:list-item>
      </text:list>
      <text:p text:style-name="P2">There are 2 types of missions or quests:</text:p>
      <text:list xml:id="list42667278" text:style-name="L1">
        <text:list-item>
          <text:p text:style-name="P19">Foraging</text:p>
        </text:list-item>
        <text:list-item>
          <text:p text:style-name="P13">Foraging is the best way to get building resources. Foraging quests are very straightforward, if they are successful, they yield the promised resource.</text:p>
        </text:list-item>
        <text:list-item>
          <text:p text:style-name="P19">Adventure</text:p>
        </text:list-item>
      </text:list>
      <text:p text:style-name="P2"><text:span text:style-name="T1"><text:tab/></text:span>Adventure quests usually have an unknown reward such as a treasure chest that can contain resources, new game components that introduce functionality, or even end in a battle.</text:p>
      <text:p text:style-name="P2"/>
      <text:p text:style-name="P21">Battles</text:p>
      <text:p text:style-name="P2">Blobs are grouped into battle cells, 10 blobs to a cell. Ideally all members of a cell complement each other.</text:p>
      <text:p text:style-name="P2">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42677013" text:style-name="L1">
        <text:list-item>
          <text:p text:style-name="P11">Buildings</text:p>
        </text:list-item>
      </text:list>
      <text:p text:style-name="P20">castle</text:p>
      <text:p text:style-name="P2"><text:soft-page-break/>Blob Rooms</text:p>
      <text:p text:style-name="P2">Breeding room</text:p>
      <text:p text:style-name="P2"/>
      <text:p text:style-name="P20">The Village</text:p>
      <text:p text:style-name="P2">Builder's hall</text:p>
      <text:p text:style-name="P2">Advenurer's hall – unlocks the adventurer missions</text:p>
      <text:p text:style-name="P2">Can only choose 1 of the following</text:p>
      <text:list xml:id="list42679944" text:style-name="L1">
        <text:list-item>
          <text:p text:style-name="P13">Fighter's Guild</text:p>
        </text:list-item>
        <text:list-item>
          <text:p text:style-name="P13">Mage's Guild</text:p>
        </text:list-item>
        <text:list-item>
          <text:p text:style-name="P13">Priest's Guild<text:line-break/></text:p>
        </text:list-item>
      </text:list>
      <text:p text:style-name="P2"/>
      <text:p text:style-name="P2"/>
      <text:list xml:id="list42680581" text:style-name="L1">
        <text:list-item>
          <text:p text:style-name="P10">Sources of Inspiration</text:p>
        </text:list-item>
      </text:list>
      <text:list xml:id="list42676924" text:style-name="L1">
        <text:list-item>
          <text:p text:style-name="P16">World of Warcraft <text:s/>Garrison (Follower/Mission mechanics)</text:p>
        </text:list-item>
        <text:list-item>
          <text:p text:style-name="P16">Ornamental shrimp breeding (not a game, breeding challenges and fun)</text:p>
        </text:list-item>
        <text:list-item>
          <text:p text:style-name="P16">DnD monster's manual. (monster types/names)</text:p>
        </text:list-item>
        <text:list-item>
          <text:p text:style-name="P16">Middle earth card game (epic quest journeys)</text:p>
        </text:list-item>
        <text:list-item>
          <text:p text:style-name="P16">Ni no Kuni (pet system)</text:p>
        </text:list-item>
        <text:list-item>
          <text:p text:style-name="P16">Puzzles and Dragons (friend list)</text:p>
        </text:list-item>
        <text:list-item>
          <text:p text:style-name="P16">Dragon Force (auto battle AI, issuing battle commands)</text:p>
        </text:list-item>
        <text:list-item>
          <text:p text:style-name="P16">Plants vs Zombies (tutorial, art)</text:p>
        </text:list-item>
        <text:list-item>
          <text:p text:style-name="P16">Super Mario (art, colors)</text:p>
        </text:list-item>
      </text:list>
      <text:list xml:id="list42662656" text:style-name="L1">
        <text:list-item>
          <text:p text:style-name="P11">Questions to Ponder</text:p>
        </text:list-item>
      </text:list>
      <text:list xml:id="list42659627" text:style-name="L1">
        <text:list-item>
          <text:p text:style-name="P13">What can the player do to enhance the mission set they are given? What can they grind on to improve missions?</text:p>
        </text:list-item>
        <text:list-item>
          <text:p text:style-name="P13">Culling is an essential element in selective breeding, how can it be incorporated?</text:p>
        </text:list-item>
      </text:list>
      <text:list xml:id="list42662959" text:style-name="L1">
        <text:list-item>
          <text:p text:style-name="P10">V2 Notes</text:p>
        </text:list-item>
      </text:list>
      <text:list xml:id="list42657609" text:style-name="L3">
        <text:list-item>
          <text:p text:style-name="P15"><text:soft-page-break/><text:s/>Purebreds (or “Species Genes”)</text:p>
          <text:list>
            <text:list-item>
              <text:p text:style-name="P22">purebred blobs are almost like a separate species. They have unique abilities or enhanced stats that normal blobs don't have. </text:p>
            </text:list-item>
            <text:list-item>
              <text:p text:style-name="P22">Active Purebred blob genes come with predetermined enhancer stats to make the blob desirable. Plus, it's appearance will also be unique.</text:p>
            </text:list-item>
            <text:list-item>
              <text:p text:style-name="P22">Purebred genes are always guaranteed to be passed on</text:p>
            </text:list-item>
            <text:list-item>
              <text:p text:style-name="P22">You cannot have 2 purebred genes on 1 <text:s/>blob.</text:p>
            </text:list-item>
            <text:list-item>
              <text:p text:style-name="P22"/>
            </text:list-item>
          </text:list>
        </text:list-item>
        <text:list-item>
          <text:p text:style-name="P15">Breeding purebreds</text:p>
          <text:list>
            <text:list-item>
              <text:p text:style-name="P22">To obtain a purebred you must first find a blob that has an inactive species gene or add the gene onto the blob from gene storage if you have it.</text:p>
            </text:list-item>
            <text:list-item>
              <text:p text:style-name="P22">Purebred + purebred = purebred ; purebred + blob = <text:s/>blob (with inactive PB gene)</text:p>
            </text:list-item>
            <text:list-item>
              <text:p text:style-name="P22">The purebred gene starts off inactive and has activation requirements like STR &gt; 10</text:p>
            </text:list-item>
            <text:list-item>
              <text:p text:style-name="P22">To activate, you must selectively breed blobs using your stat modifying genes. Once active the purebred gene bestows a stat bonus akin to its requirement, in this case +10 to STR</text:p>
            </text:list-item>
          </text:list>
        </text:list-item>
      </text:list>
      <text:p text:style-name="P3"/>
      <text:list xml:id="list42681215" text:style-name="L3">
        <text:list-item>
          <text:p text:style-name="P15">Gene Removal and Adding</text:p>
          <text:list>
            <text:list-item>
              <text:p text:style-name="P22">Allow for manual Gene removal to remove undesired Species genes (thence PB genes get passed on 100%)</text:p>
            </text:list-item>
            <text:list-item>
              <text:p text:style-name="P22">Removed genes are lost forever</text:p>
            </text:list-item>
            <text:list-item>
              <text:p text:style-name="P22">Create a gene storage where the player can grab genes and add them onto blobs for a cost. </text:p>
            </text:list-item>
            <text:list-item>
              <text:p text:style-name="P22"/>
            </text:list-item>
          </text:list>
        </text:list-item>
        <text:list-item>
          <text:p text:style-name="P15">Getting genes into storage (Gene Pool)</text:p>
          <text:list>
            <text:list-item>
              <text:p text:style-name="P22">player may buy “Standard” Genes from the store which give basic stats and <text:soft-page-break/>inactive purebred genes.</text:p>
            </text:list-item>
            <text:list-item>
              <text:p text:style-name="P22">player may buy a “gene pack” with a mix of common and random genes.</text:p>
            </text:list-item>
          </text:list>
        </text:list-item>
      </text:list>
      <text:p text:style-name="P3"/>
      <text:p text:style-name="P3">Random thoughts:</text:p>
      <text:list xml:id="list5182848709955774073" text:style-name="L4">
        <text:list-item>
          <text:p text:style-name="P17">Color change</text:p>
          <text:list>
            <text:list-item>
              <text:p text:style-name="P23">change color depending on the blob's highest attribute</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dc:date>2015-11-17T16:09:41.03</dc:date>
    <dc:creator>Vince McDonnell</dc:creator>
    <meta:editing-duration>P1DT17H19M4S</meta:editing-duration>
    <meta:editing-cycles>2</meta:editing-cycles>
    <meta:document-statistic meta:table-count="0" meta:image-count="0" meta:object-count="0" meta:page-count="12" meta:paragraph-count="185" meta:word-count="3342" meta:character-count="18800"/>
  </office:meta>
</office:document-meta>
</file>